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66in" svg:x="4.5886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2366in" svg:y="1.5453in">
            <draw:object draw:notify-on-update-of-ranges="Sheet1.H1:Sheet1.K1 Sheet1.G2:Sheet1.G2 Sheet1.H2:Sheet1.K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0787in" svg:height="0.1866in" svg:x="17.2256in" svg:y="0in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96in" svg:height="3.5453in" svg:x="14.1827in" svg:y="2.0705in">
            <draw:object draw:notify-on-update-of-ranges="Sheet1.T1:Sheet1.W1 Sheet1.S2:Sheet1.S2 Sheet1.T2:Sheet1.W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5744904" calcext:value-type="float">
            <text:p>5744904</text:p>
          </table:table-cell>
          <table:table-cell office:value-type="float" office:value="8412504" calcext:value-type="float">
            <text:p>8412504</text:p>
          </table:table-cell>
          <table:table-cell office:value-type="float" office:value="8724224" calcext:value-type="float">
            <text:p>8724224</text:p>
          </table:table-cell>
          <table:table-cell office:value-type="float" office:value="9795528" calcext:value-type="float">
            <text:p>9795528</text:p>
          </table:table-cell>
          <table:table-cell table:number-columns-repeated="2"/>
          <table:table-cell table:formula="of:=AVERAGE([.B4:.B9])" office:value-type="float" office:value="5828085.33333333" calcext:value-type="float">
            <text:p>5828085.33333333</text:p>
          </table:table-cell>
          <table:table-cell table:formula="of:=AVERAGE([.C4:.C9])" office:value-type="float" office:value="21233165.3333333" calcext:value-type="float">
            <text:p>21233165.3333333</text:p>
          </table:table-cell>
          <table:table-cell table:formula="of:=AVERAGE([.D4:.D9])" office:value-type="float" office:value="15620972" calcext:value-type="float">
            <text:p>15620972</text:p>
          </table:table-cell>
          <table:table-cell table:formula="of:=AVERAGE([.E4:.E9])" office:value-type="float" office:value="28262313.3333333" calcext:value-type="float">
            <text:p>28262313.3333333</text:p>
          </table:table-cell>
          <table:table-cell table:number-columns-repeated="2"/>
          <table:table-cell table:formula="of:=([.B4]-[.H$2])^2" office:value-type="float" office:value="1272301340.44442" calcext:value-type="float">
            <text:p>1272301340.44442</text:p>
          </table:table-cell>
          <table:table-cell table:formula="of:=([.C4]-[.I$2])^2" office:value-type="float" office:value="134005381210140" calcext:value-type="float">
            <text:p>134005381210140</text:p>
          </table:table-cell>
          <table:table-cell table:formula="of:=([.D4]-[.J$2])^2" office:value-type="float" office:value="44055662853136" calcext:value-type="float">
            <text:p>44055662853136</text:p>
          </table:table-cell>
          <table:table-cell table:formula="of:=([.E4]-[.K$2])^2" office:value-type="float" office:value="15812658290177.8" calcext:value-type="float">
            <text:p>15812658290177.8</text:p>
          </table:table-cell>
          <table:table-cell table:number-columns-repeated="2"/>
          <table:table-cell table:formula="of:=SUM([.N2:.N7])/6" office:value-type="float" office:value="1566869539.55556" calcext:value-type="float">
            <text:p>1566869539.55556</text:p>
          </table:table-cell>
          <table:table-cell table:formula="of:=SUM([.O2:.O7])/6" office:value-type="float" office:value="52016702299875.6" calcext:value-type="float">
            <text:p>52016702299875.6</text:p>
          </table:table-cell>
          <table:table-cell table:formula="of:=SUM([.P2:.P7])/6" office:value-type="float" office:value="53956416117050.7" calcext:value-type="float">
            <text:p>53956416117050.7</text:p>
          </table:table-cell>
          <table:table-cell table:formula="of:=SUM([.Q2:.Q7])/6" office:value-type="float" office:value="7876344326046.22" calcext:value-type="float">
            <text:p>7876344326046.22</text:p>
          </table:table-cell>
        </table:table-row>
        <table:table-row table:style-name="ro1">
          <table:table-cell/>
          <table:table-cell office:value-type="float" office:value="5752864" calcext:value-type="float">
            <text:p>5752864</text:p>
          </table:table-cell>
          <table:table-cell office:value-type="float" office:value="8647104" calcext:value-type="float">
            <text:p>8647104</text:p>
          </table:table-cell>
          <table:table-cell office:value-type="float" office:value="8805848" calcext:value-type="float">
            <text:p>8805848</text:p>
          </table:table-cell>
          <table:table-cell office:value-type="float" office:value="24240280" calcext:value-type="float">
            <text:p>24240280</text:p>
          </table:table-cell>
          <table:table-cell table:number-columns-repeated="8"/>
          <table:table-cell table:formula="of:=([.B5]-[.H$2])^2" office:value-type="float" office:value="1093580807.11109" calcext:value-type="float">
            <text:p>1093580807.11109</text:p>
          </table:table-cell>
          <table:table-cell table:formula="of:=([.C5]-[.I$2])^2" office:value-type="float" office:value="40269651461127.1" calcext:value-type="float">
            <text:p>40269651461127.1</text:p>
          </table:table-cell>
          <table:table-cell table:formula="of:=([.D5]-[.J$2])^2" office:value-type="float" office:value="43318037742736" calcext:value-type="float">
            <text:p>43318037742736</text:p>
          </table:table-cell>
          <table:table-cell table:formula="of:=([.E5]-[.K$2])^2" office:value-type="float" office:value="14660638576855.1" calcext:value-type="float">
            <text:p>14660638576855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92416" calcext:value-type="float">
            <text:p>5792416</text:p>
          </table:table-cell>
          <table:table-cell office:value-type="float" office:value="9657096" calcext:value-type="float">
            <text:p>9657096</text:p>
          </table:table-cell>
          <table:table-cell office:value-type="float" office:value="8983528" calcext:value-type="float">
            <text:p>8983528</text:p>
          </table:table-cell>
          <table:table-cell office:value-type="float" office:value="24285800" calcext:value-type="float">
            <text:p>24285800</text:p>
          </table:table-cell>
          <table:table-cell table:number-columns-repeated="8"/>
          <table:table-cell table:formula="of:=([.B6]-[.H$2])^2" office:value-type="float" office:value="468866844.444431" calcext:value-type="float">
            <text:p>468866844.444431</text:p>
          </table:table-cell>
          <table:table-cell table:formula="of:=([.C6]-[.I$2])^2" office:value-type="float" office:value="2603720711.11124" calcext:value-type="float">
            <text:p>2603720711.11124</text:p>
          </table:table-cell>
          <table:table-cell table:formula="of:=([.D6]-[.J$2])^2" office:value-type="float" office:value="43040895029136" calcext:value-type="float">
            <text:p>43040895029136</text:p>
          </table:table-cell>
          <table:table-cell table:formula="of:=([.E6]-[.K$2])^2" office:value-type="float" office:value="771303155628.447" calcext:value-type="float">
            <text:p>771303155628.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95016" calcext:value-type="float">
            <text:p>5795016</text:p>
          </table:table-cell>
          <table:table-cell office:value-type="float" office:value="14887328" calcext:value-type="float">
            <text:p>14887328</text:p>
          </table:table-cell>
          <table:table-cell office:value-type="float" office:value="9039328" calcext:value-type="float">
            <text:p>9039328</text:p>
          </table:table-cell>
          <table:table-cell office:value-type="float" office:value="24433392" calcext:value-type="float">
            <text:p>24433392</text:p>
          </table:table-cell>
          <table:table-cell table:number-columns-repeated="8"/>
          <table:table-cell table:formula="of:=([.B7]-[.H$2])^2" office:value-type="float" office:value="25779313.7777746" calcext:value-type="float">
            <text:p>25779313.7777746</text:p>
          </table:table-cell>
          <table:table-cell table:formula="of:=([.C7]-[.I$2])^2" office:value-type="float" office:value="1919983429468.45" calcext:value-type="float">
            <text:p>1919983429468.45</text:p>
          </table:table-cell>
          <table:table-cell table:formula="of:=([.D7]-[.J$2])^2" office:value-type="float" office:value="1698111309456" calcext:value-type="float">
            <text:p>1698111309456</text:p>
          </table:table-cell>
          <table:table-cell table:formula="of:=([.E7]-[.K$2])^2" office:value-type="float" office:value="5062530000044.45" calcext:value-type="float">
            <text:p>5062530000044.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06432" calcext:value-type="float">
            <text:p>5806432</text:p>
          </table:table-cell>
          <table:table-cell office:value-type="float" office:value="21284192" calcext:value-type="float">
            <text:p>21284192</text:p>
          </table:table-cell>
          <table:table-cell office:value-type="float" office:value="9060416" calcext:value-type="float">
            <text:p>9060416</text:p>
          </table:table-cell>
          <table:table-cell office:value-type="float" office:value="29140552" calcext:value-type="float">
            <text:p>29140552</text:p>
          </table:table-cell>
          <table:table-cell table:number-columns-repeated="8"/>
          <table:table-cell table:formula="of:=([.B8]-[.H$2])^2" office:value-type="float" office:value="263824220.444455" calcext:value-type="float">
            <text:p>263824220.444455</text:p>
          </table:table-cell>
          <table:table-cell table:formula="of:=([.C8]-[.I$2])^2" office:value-type="float" office:value="66264592627377.8" calcext:value-type="float">
            <text:p>66264592627377.8</text:p>
          </table:table-cell>
          <table:table-cell table:formula="of:=([.D8]-[.J$2])^2" office:value-type="float" office:value="36035192596624" calcext:value-type="float">
            <text:p>36035192596624</text:p>
          </table:table-cell>
          <table:table-cell table:formula="of:=([.E8]-[.K$2])^2" office:value-type="float" office:value="5100039333377.78" calcext:value-type="float">
            <text:p>5100039333377.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23008" calcext:value-type="float">
            <text:p>5823008</text:p>
          </table:table-cell>
          <table:table-cell office:value-type="float" office:value="22618800" calcext:value-type="float">
            <text:p>22618800</text:p>
          </table:table-cell>
          <table:table-cell office:value-type="float" office:value="16924088" calcext:value-type="float">
            <text:p>16924088</text:p>
          </table:table-cell>
          <table:table-cell office:value-type="float" office:value="30512320" calcext:value-type="float">
            <text:p>30512320</text:p>
          </table:table-cell>
          <table:table-cell table:number-columns-repeated="8"/>
          <table:table-cell table:formula="of:=([.B9]-[.H$2])^2" office:value-type="float" office:value="6276864711.11116" calcext:value-type="float">
            <text:p>6276864711.11116</text:p>
          </table:table-cell>
          <table:table-cell table:formula="of:=([.C9]-[.I$2])^2" office:value-type="float" office:value="69638001350428.5" calcext:value-type="float">
            <text:p>69638001350428.5</text:p>
          </table:table-cell>
          <table:table-cell table:formula="of:=([.D9]-[.J$2])^2" office:value-type="float" office:value="155590597171216" calcext:value-type="float">
            <text:p>155590597171216</text:p>
          </table:table-cell>
          <table:table-cell table:formula="of:=([.E9]-[.K$2])^2" office:value-type="float" office:value="5850896600193.78" calcext:value-type="float">
            <text:p>5850896600193.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44328" calcext:value-type="float">
            <text:p>5844328</text:p>
          </table:table-cell>
          <table:table-cell office:value-type="float" office:value="29373472" calcext:value-type="float">
            <text:p>29373472</text:p>
          </table:table-cell>
          <table:table-cell office:value-type="float" office:value="21623904" calcext:value-type="float">
            <text:p>21623904</text:p>
          </table:table-cell>
          <table:table-cell office:value-type="float" office:value="30520640" calcext:value-type="float">
            <text:p>3052064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07312" calcext:value-type="float">
            <text:p>5907312</text:p>
          </table:table-cell>
          <table:table-cell office:value-type="float" office:value="29578104" calcext:value-type="float">
            <text:p>29578104</text:p>
          </table:table-cell>
          <table:table-cell office:value-type="float" office:value="28094568" calcext:value-type="float">
            <text:p>28094568</text:p>
          </table:table-cell>
          <table:table-cell office:value-type="float" office:value="30681176" calcext:value-type="float">
            <text:p>306811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33608" calcext:value-type="float">
            <text:p>5933608</text:p>
          </table:table-cell>
          <table:table-cell office:value-type="float" office:value="29825712" calcext:value-type="float">
            <text:p>29825712</text:p>
          </table:table-cell>
          <table:table-cell office:value-type="float" office:value="39974312" calcext:value-type="float">
            <text:p>39974312</text:p>
          </table:table-cell>
          <table:table-cell office:value-type="float" office:value="30808992" calcext:value-type="float">
            <text:p>3080899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90792" calcext:value-type="float">
            <text:p>6190792</text:p>
          </table:table-cell>
          <table:table-cell office:value-type="float" office:value="30764528" calcext:value-type="float">
            <text:p>30764528</text:p>
          </table:table-cell>
          <table:table-cell office:value-type="float" office:value="59806120" calcext:value-type="float">
            <text:p>59806120</text:p>
          </table:table-cell>
          <table:table-cell office:value-type="float" office:value="31100576" calcext:value-type="float">
            <text:p>3110057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2:13:27.002299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28T12:14:34.475224431</dc:date>
    <meta:editing-duration>P0D</meta:editing-duration>
    <meta:editing-cycles>4</meta:editing-cycles>
    <meta:document-statistic meta:table-count="1" meta:cell-count="91" meta:object-count="4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Performance Bandas</text:p>
        </chart:title>
        <chart:subtitle svg:x="5.218cm" svg:y="1.301cm" chart:style-name="ch3">
          <text:p>Agregando operaciones logicas</text:p>
        </chart:subtitle>
        <chart:plot-area chart:style-name="ch4" table:cell-range-address="Sheet1.H1:Sheet1.K2 Sheet1.G2:Sheet1.G2" chart:data-source-has-labels="both" svg:x="1.331cm" svg:y="2.37cm" svg:width="14.029cm" svg:height="6.03cm">
          <chartooo:coordinate-region svg:x="3.064cm" svg:y="2.569cm" svg:width="12.296cm" svg:height="5.184cm"/>
          <chart:axis chart:dimension="x" chart:name="primary-x" chart:style-name="ch5" chartooo:axis-type="auto">
            <chartooo:date-scale/>
            <chart:categories table:cell-range-address="Sheet1.H1:Sheet1.K1"/>
          </chart:axis>
          <chart:axis chart:dimension="y" chart:name="primary-y" chart:style-name="ch6">
            <chart:title svg:x="0.451cm" svg:y="5.971cm" chart:style-name="ch7">
              <text:p>Tiempo</text:p>
            </chart:title>
            <chart:grid chart:style-name="ch8" chart:class="major"/>
          </chart:axis>
          <chart:series chart:style-name="ch9" chart:values-cell-range-address="Sheet1.H2:Sheet1.K2" chart:label-cell-address="Sheet1.G2:Sheet1.G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H1:Sheet1.K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float" office:value="5828085.33333333">
                <text:p>5828085.33333333</text:p>
                <draw:g>
                  <svg:desc>Sheet1.H2:Sheet1.K2</svg:desc>
                </draw:g>
              </table:table-cell>
              <table:table-cell office:value-type="float" office:value="21233165.3333333">
                <text:p>21233165.3333333</text:p>
              </table:table-cell>
              <table:table-cell office:value-type="float" office:value="15620972">
                <text:p>15620972</text:p>
              </table:table-cell>
              <table:table-cell office:value-type="float" office:value="28262313.3333333">
                <text:p>28262313.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5.193cm" svg:y="0.316cm" chart:style-name="ch2">
          <text:p>Varianza de la Performance</text:p>
        </chart:title>
        <chart:plot-area chart:style-name="ch3" table:cell-range-address="Sheet1.T1:Sheet1.W2 Sheet1.S2:Sheet1.S2" chart:data-source-has-labels="both" svg:x="1.331cm" svg:y="1.661cm" svg:width="14.031cm" svg:height="6.745cm">
          <chartooo:coordinate-region svg:x="4.36cm" svg:y="1.861cm" svg:width="11.002cm" svg:height="5.898cm"/>
          <chart:axis chart:dimension="x" chart:name="primary-x" chart:style-name="ch4" chartooo:axis-type="auto">
            <chartooo:date-scale/>
            <chart:categories table:cell-range-address="Sheet1.T1:Sheet1.W1"/>
          </chart:axis>
          <chart:axis chart:dimension="y" chart:name="primary-y" chart:style-name="ch5">
            <chart:title svg:x="0.451cm" svg:y="5.619cm" chart:style-name="ch6">
              <text:p>Tiempo</text:p>
            </chart:title>
            <chart:grid chart:style-name="ch7" chart:class="major"/>
          </chart:axis>
          <chart:series chart:style-name="ch8" chart:values-cell-range-address="Sheet1.T2:Sheet1.W2" chart:label-cell-address="Sheet1.S2:Sheet1.S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2:Sheet1.S2</svg:desc>
                </draw:g>
              </table:table-cell>
              <table:table-cell office:value-type="float" office:value="1566869539.55556">
                <text:p>1566869539.55556</text:p>
                <draw:g>
                  <svg:desc>Sheet1.T2:Sheet1.W2</svg:desc>
                </draw:g>
              </table:table-cell>
              <table:table-cell office:value-type="float" office:value="52016702299875.6">
                <text:p>52016702299875.6</text:p>
              </table:table-cell>
              <table:table-cell office:value-type="float" office:value="53956416117050.7">
                <text:p>53956416117050.7</text:p>
              </table:table-cell>
              <table:table-cell office:value-type="float" office:value="7876344326046.22">
                <text:p>7876344326046.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